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0ad1" officeooo:paragraph-rsid="000c0ad1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Title">
      <style:paragraph-properties fo:text-align="start" style:justify-single-word="false"/>
    </style:style>
    <style:style style:name="Sect1" style:family="section">
      <style:section-properties text:dont-balance-text-columns="false" style:editable="false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罌粟花</text:p>
      <text:p text:style-name="P1"/>
      <text:section text:style-name="Sect1" text:name="Section1">
        <text:p text:style-name="P2">往昔歲月是回憶中的美</text:p>
        <text:p text:style-name="P2">只因有你</text:p>
        <text:p text:style-name="P2"/>
        <text:p text:style-name="P2">時間雖模糊了面容</text:p>
        <text:p text:style-name="P2">卻帶不走那份愛戀</text:p>
        <text:p text:style-name="P2"/>
        <text:p text:style-name="P2">舊時的講臺</text:p>
        <text:p text:style-name="P2">飄逸的長發和俏麗的臉</text:p>
        <text:p text:style-name="P2">從此 我戀上了你的名字</text:p>
        <text:p text:style-name="P2"/>
        <text:p text:style-name="P2">雖不是黑洞</text:p>
        <text:p text:style-name="P2">卻吸引了我大部分的光子</text:p>
        <text:p text:style-name="P2"/>
        <text:p text:style-name="P2">你的美</text:p>
        <text:p text:style-name="P2">像一朵花</text:p>
        <text:p text:style-name="P2">若要具體到名字</text:p>
        <text:p text:style-name="P2">我想告訴你是</text:p>
        <text:p text:style-name="P2"/>
        <text:p text:style-name="P2">罌粟花</text:p>
        <text:p text:style-name="P2"/>
        <text:p text:style-name="P2">戀上了</text:p>
        <text:p text:style-name="P2">終生</text:p>
        <text:p text:style-name="P2">不戒</text:p>
        <text:p text:style-name="P2"/>
        <text:p text:style-name="P2"/>
        <text:p text:style-name="P2">–</text:p>
        <text:p text:style-name="P2">有些人，就像一朵花，看一眼，可以舒服一整天。</text:p>
        <text:p text:style-name="P2">--</text:p>
        <text:p text:style-name="P2">12th Aug </text:p>
        <text:p text:style-name="P2">此文致中學的歲月</text:p>
        <text:p text:style-name="P2">青春有時就是那麼有趣</text:p>
        <text:p text:style-name="P2">記得第一天</text:p>
        <text:p text:style-name="P2">上講臺做自我介紹</text:p>
        <text:p text:style-name="P2">我在黑板上寫着</text:p>
        <text:p text:style-name="P2">成和（何）</text:p>
        <text:p text:style-name="P2">他們在其後加了體統</text:p>
        <text:p text:style-name="P2">從此提桶成了我高中的代號</text:p>
        <text:p text:style-name="P2">做完自我介紹</text:p>
        <text:p text:style-name="P2">我微微鞠躬</text:p>
        <text:p text:style-name="P2">說道</text:p>
        <text:p text:style-name="P2">請各位笑納（外來物種）</text:p>
        <text:p text:style-name="P2">臺下衆多的笑臉中</text:p>
        <text:p text:style-name="P2">我注意到了一張</text:p>
        <text:p text:style-name="P2">特別甜美</text:p>
        <text:p text:style-name="P2">或是仰慕或是喜歡</text:p>
        <text:p text:style-name="P2">目光所及</text:p>
        <text:p text:style-name="P2">總會情不自禁</text:p>
        <text:p text:style-name="P2">上課看美女</text:p>
        <text:p text:style-name="P2">也應該是一種美吧</text:p>
        <text:p text:style-name="P2">又或者是勞逸結合？</text:p>
        <text:p text:style-name="P2">然而</text:p>
        <text:p text:style-name="P2">你想要看的人沒有回頭</text:p>
        <text:p text:style-name="P2">她旁邊的人卻回首了</text:p>
        <text:p text:style-name="P2">很美麗的誤會</text:p>
        <text:p text:style-name="P2">一直記得有一次</text:p>
        <text:p text:style-name="P2">下課了</text:p>
        <text:p text:style-name="P2">語文老師對着全班同學說</text:p>
        <text:p text:style-name="P2">有兩個人上課不專心</text:p>
        <text:p text:style-name="P2">眉來眼去</text:p>
        <text:p text:style-name="P2">弄的大家一陣哄笑</text:p>
        <text:p text:style-name="P2">唯獨我沒笑</text:p>
        <text:p text:style-name="P2">她沒笑</text:p>
        <text:p text:style-name="P2">中學的語文沒學好</text:p>
        <text:p text:style-name="P2">以至高考作文憋得一身汗</text:p>
        <text:p text:style-name="P2">成語沒學到多少</text:p>
        <text:p text:style-name="P2">但眉來眼去 （梅來眼泣）</text:p>
        <text:p text:style-name="P2">我卻記得很深刻</text:p>
        <text:p text:style-name="P2">因爲那時的心情</text:p>
        <text:p text:style-name="P2">就像偷情被抓了一樣</text:p>
        <text:p text:style-name="P2">鬱悶了我半天</text:p>
        <text:p text:style-name="P2">見了她</text:p>
        <text:p text:style-name="P2">也是經常不敢和她對視</text:p>
        <text:p text:style-name="P2"/>
        <text:p text:style-name="P2"/>
        <text:p text:style-name="P2"/>
        <text:p text:style-name="P2"/>
        <text:p text:style-name="P2"/>
        <text:p text:style-name="P2">-----------------</text:p>
        <text:p text:style-name="P2">梅來眼泣</text:p>
        <text:p text:style-name="P2"/>
        <text:p text:style-name="P2">天堂有兩位絕世佳人</text:p>
        <text:p text:style-name="P2">巾幗不讓鬚眉</text:p>
        <text:p text:style-name="P2"/>
        <text:p text:style-name="P2">紅色的恐怖</text:p>
        <text:p text:style-name="P2">恫嚇不了後來人</text:p>
        <text:p text:style-name="P2">野火燒不盡</text:p>
        <text:p text:style-name="P2">春風吹又生</text:p>
        <text:p text:style-name="P2">只要還剩一片綠洲</text:p>
        <text:p text:style-name="P2">華夏終返沃土</text:p>
        <text:p text:style-name="P2"/>
        <text:p text:style-name="P2">只可惜</text:p>
        <text:p text:style-name="P2">英雄不懂這病毒</text:p>
        <text:p text:style-name="P2">帶走了幾代人的</text:p>
        <text:p text:style-name="P2">回憶和渴望</text:p>
        <text:p text:style-name="P2"/>
        <text:p text:style-name="P2">純真的人們</text:p>
        <text:p text:style-name="P2">舉杯送走二戰</text:p>
        <text:p text:style-name="P2">卻悄悄迎來了另一場</text:p>
        <text:p text:style-name="P2">進化的戰爭</text:p>
        <text:p text:style-name="P2">而這戰場</text:p>
        <text:p text:style-name="P2">在你我的大腦裡</text:p>
        <text:p text:style-name="P2">在子孫的紅色血液裡</text:p>
        <text:p text:style-name="P2"/>
        <text:p text:style-name="P2">希特勒的殘暴</text:p>
        <text:p text:style-name="P2">加速了世界的同盟</text:p>
        <text:p text:style-name="P2">而偽善的病毒</text:p>
        <text:p text:style-name="P2">韜光養晦</text:p>
        <text:p text:style-name="P2">潤物細無聲</text:p>
        <text:p text:style-name="P2">卻難以激起人類的免疫</text:p>
        <text:p text:style-name="P2">直至牠們發展到足夠強大</text:p>
        <text:p text:style-name="P2"/>
        <text:p text:style-name="P2">願此生</text:p>
        <text:p text:style-name="P2">能迎來梅花遍地開的日子</text:p>
        <text:p text:style-name="P2">那一天</text:p>
        <text:p text:style-name="P2">我定會熱淚盈眶</text:p>
        <text:p text:style-name="P2">嚎啕痛哭</text:p>
        <text:p text:style-name="P2">所有的痛苦 委屈</text:p>
        <text:p text:style-name="P2">都不負此生</text:p>
        <text:p text:style-name="P2"/>
        <text:p text:style-name="P2">當我們踏上天堂路時</text:p>
        <text:p text:style-name="P2">可以欣慰地告訴她們</text:p>
        <text:p text:style-name="P2">你們的努力我們沒有辜負</text:p>
        <text:p text:style-name="P2">英雄的熱血沒有白流</text:p>
        <text:p text:style-name="P2"/>
        <text:p text:style-name="P2">我們銘記於心</text:p>
        <text:p text:style-name="P2">終生感恩</text:p>
        <text:p text:style-name="P2"/>
        <text:p text:style-name="P2">永遠</text:p>
      </text:section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3T11:05:58.702919172</meta:creation-date>
    <dc:date>2022-02-03T19:35:37.437828732</dc:date>
    <meta:editing-duration>PT28M15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1" meta:paragraph-count="107" meta:word-count="695" meta:character-count="723" meta:non-whitespace-character-count="718"/>
  </office:meta>
</office:document-meta>
</file>